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in" fo:margin-bottom="0.1043in" fo:background-color="#ffffff">
        <style:background-image/>
      </style:paragraph-properties>
    </style:style>
    <style:style style:name="P2" style:family="paragraph" style:parent-style-name="Normal_20__28_Web_29_" style:master-page-name="Standard">
      <style:paragraph-properties fo:margin-top="0in" fo:margin-bottom="0.1043in" style:page-number="auto" fo:background-color="#ffffff">
        <style:background-image/>
      </style:paragraph-properties>
    </style:style>
    <style:style style:name="T1" style:family="text">
      <style:text-properties fo:color="#000000" style:font-name="Arial1" fo:font-size="10.5pt" fo:language="en" fo:country="US" style:font-size-asian="10.5pt" style:font-name-complex="Arial2" style:font-size-complex="10.5pt"/>
    </style:style>
    <style:style style:name="T2" style:family="text">
      <style:text-properties fo:color="#000000" style:font-name="Arial1" fo:font-size="10.5pt" fo:language="en" fo:country="US" fo:font-style="italic" fo:font-weight="bold" style:font-size-asian="10.5pt" style:font-style-asian="italic" style:font-weight-asian="bold" style:font-name-complex="Arial2" style:font-size-complex="10.5pt" style:font-style-complex="italic" style:font-weight-complex="bold"/>
    </style:style>
    <style:style style:name="T3" style:family="text">
      <style:text-properties fo:color="#000000" style:font-name="Arial1" fo:font-size="10.5pt" fo:language="ru" fo:country="RU" style:font-size-asian="10.5pt" style:font-name-complex="Arial2" style:font-size-complex="10.5pt"/>
    </style:style>
    <style:style style:name="T4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GoBack"/><text:span text:style-name="T2"><text:s/>Put the verb into the correct form.</text:span></text:p>
      <text:p text:style-name="P1"><text:span text:style-name="T1">1 If I was offered the job, I think I would have taken(take)it.</text:span></text:p>
      <text:p text:style-name="P1"><text:span text:style-name="T1">2 I'm sure Tom will lend you some money. I would be very surprised if he refused (refuse).</text:span></text:p>
      <text:p text:style-name="P1"><text:span text:style-name="T1">3 Many people would be out of work if that factory        closed (close) down.</text:span></text:p>
      <text:p text:style-name="P1"><text:span text:style-name="T1">4 If she sold her car, she         didn't get (.not/get) much money for it.</text:span></text:p>
      <text:p text:style-name="P1"><text:span text:style-name="T1">5 They're expecting us. They would be disappointed if we didn't come(not/come).</text:span></text:p>
      <text:p text:style-name="P1"><text:span text:style-name="T1">6 Would George be angry if I         take (take) his bicycle without asking?</text:span></text:p>
      <text:p text:style-name="P1"><text:span text:style-name="T1">7 Ann gave me this ring. She        would be(be) terribly upset if I lost it.</text:span></text:p>
      <text:p text:style-name="P1"><text:span text:style-name="T1">8 If someone walked (walk) in here with a gun, I'd be very frightened.</text:span></text:p>
      <text:p text:style-name="P1"><text:span text:style-name="T1">9 What would happen if you didn't go (not/go) to work tomorrow?</text:span></text:p>
      <text:p text:style-name="P1"><text:span text:style-name="T1">1 0 I'm sure she would understand (understand) if you explained the situation to her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Лилия</meta:initial-creator>
    <meta:editing-cycles>1</meta:editing-cycles>
    <meta:creation-date>2021-11-20T18:31:00</meta:creation-date>
    <dc:date>2021-11-24T16:26:36.89</dc:date>
    <meta:editing-duration>PT2S</meta:editing-duration>
    <meta:generator>OpenOffice/4.1.11$Win32 OpenOffice.org_project/4111m1$Build-9808</meta:generator>
    <meta:document-statistic meta:table-count="0" meta:image-count="0" meta:object-count="0" meta:page-count="1" meta:paragraph-count="11" meta:word-count="147" meta:character-count="79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